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_name</text:p>
          </table:table-cell>
          <table:table-cell office:value-type="string" calcext:value-type="string">
            <text:p>shop_code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Grass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lam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Bubbl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pac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X Speed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Attack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Defense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Guard Spec.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Dire Hit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Accuracy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Special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Sp. Def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TM70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7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54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83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6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33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22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52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38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25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4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5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TM90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75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44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35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13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24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Silk Scarf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Wide Lens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Zoom Lens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Damp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Gooey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Growth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Stable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Grass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lam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Bubbl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pac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TM21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7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87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8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12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41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0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8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6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55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2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9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Tunnel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Bloom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X Speed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Attack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Defense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Guard Spec.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Dire Hit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Accuracy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Special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Sp. Def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TM58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32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10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29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74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68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Silk Scarf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Wide Lens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Zoom Lens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Bloom Mai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eart Mai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now Mai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racer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el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Len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Ankle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Weigh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Toxic O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lame O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White He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He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Brightpowder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hoice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ocus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Scope Len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Muscle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ocus Sash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hoice Scarf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zor Claw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zor Fang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TM0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73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6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45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40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08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04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8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0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53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59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7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2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Moon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PP Up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Heart Scal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Dragon Scal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Thunder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Moon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Thunder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PP Up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ragon Scal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Thunder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Heart Scal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su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53:39.564394350</meta:creation-date>
    <dc:date>2024-12-21T16:27:17.619773700</dc:date>
    <meta:editing-duration>PT10H31M56S</meta:editing-duration>
    <meta:editing-cycles>32</meta:editing-cycles>
    <meta:generator>LibreOffice/7.3.7.2$Linux_X86_64 LibreOffice_project/30$Build-2</meta:generator>
    <meta:document-statistic meta:table-count="1" meta:cell-count="1110" meta:object-count="0"/>
  </office:meta>
</office:document-meta>
</file>